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GMT (The Generic Mapping Tools)&lt;/h1&gt;</text:p>
      <text:p text:style-name="P1">&lt;h2&gt;About&lt;/h2&gt;</text:p>
      <text:p text:style-name="P1">&lt;p&gt;</text:p>
      <text:p text:style-name="P1">GMT is a collection of tools that allow users to manipulate (x,y) and</text:p>
      <text:p text:style-name="P1">(x,y,z) data sets (including filtering, trend fitting, gridding,</text:p>
      <text:p text:style-name="P1">projecting, etc.) and produce Encapsulated PostScript File (EPS)</text:p>
      <text:p text:style-name="P1">illustrations ranging from simple x-y plots through contour maps to</text:p>
      <text:p text:style-name="P1">artificially illuminated surfaces and 3-D perspective views in black and</text:p>
      <text:p text:style-name="P1">white, gray tone, hachure patterns, and 24-bit color.</text:p>
      <text:p text:style-name="P1">&lt;p&gt;</text:p>
      <text:p text:style-name="P1">GMT supports many common map projections plus linear, log, and power</text:p>
      <text:p text:style-name="P1">scaling, and comes with support data such as coastlines, rivers, and</text:p>
      <text:p text:style-name="P1">political boundaries.</text:p>
      <text:p text:style-name="Normal"/>
      <text:p text:style-name="P1">&lt;h4&gt;Homepage&lt;/h4&gt;</text:p>
      <text:p text:style-name="P1"> &lt;a href="http://gmt.soest.hawaii.edu/"&gt;http://gmt.soest.hawaii.edu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Documentation&lt;/h2&gt;</text:p>
      <text:p text:style-name="Normal"/>
      <text:p text:style-name="P1">Included on this LiveDVD are the GMT documentation (HTML and PDF),</text:p>
      <text:p text:style-name="P1">example scripts (including a low resolution worldwide coastline),</text:p>
      <text:p text:style-name="P1">tutorial (HTML and PDF), and data sets for the tutorial.</text:p>
      <text:p text:style-name="P1">&lt;p&gt;</text:p>
      <text:p text:style-name="P1">HTML and PDF documentation and tutorial can be found in</text:p>
      <text:p text:style-name="P1"> &lt;a href="file:///usr/share/doc/gmt/html/index.html"&gt;/usr/share/doc/gmt/html/&lt;/a&gt;,&lt;BR&gt;</text:p>
      <text:p text:style-name="P1">examples can be found in</text:p>
      <text:p text:style-name="P1"> &lt;a href="file:///usr/share/doc/gmt-examples/examples/"&gt;/usr/share/doc/gmt-examples/examples/&lt;/a&gt;,&lt;BR&gt;</text:p>
      <text:p text:style-name="P1">and tutorial data can be found in</text:p>
      <text:p text:style-name="P1"> &lt;a href="file:///usr/share/doc/gmt-tutorial/tutorial/"&gt;/usr/share/doc/gmt-tutorial/tutorial/&lt;/a&gt;.</text:p>
      <text:p text:style-name="P1">&lt;p&gt;</text:p>
      <text:p text:style-name="P1">The low resolution coastline can be found in /usr/share/gmt/coast/.</text:p>
      <text:p text:style-name="Normal"/>
      <text:p text:style-name="P1">&lt;!-- packages:</text:p>
      <text:p text:style-name="P1"> <text:s/>gmt-doc (and -pdf)</text:p>
      <text:p text:style-name="P1"> <text:s/>gmt-coast-low</text:p>
      <text:p text:style-name="P1"> <text:s/>gmt-examples </text:p>
      <text:p text:style-name="P1"> <text:s/>gmt-tutorial (and -pdf)</text:p>
      <text:p text:style-name="Normal">--&gt;</text:p>
      <text:p text:style-name="Normal"/>
      <text:p text:style-name="P1">&lt;h3&gt;Examples&lt;/h3&gt;</text:p>
      <text:p text:style-name="P1">There are 29 example jobs built in, and a script to run them all:</text:p>
      <text:p text:style-name="P1">&lt;p&gt;</text:p>
      <text:p text:style-name="P1">&amp;bull; Open a terminal </text:p>
      <text:p text:style-name="P1">&lt;pre&gt;</text:p>
      <text:p text:style-name="P1">cp -r /usr/share/doc/gmt-examples/examples/ gmt-examples</text:p>
      <text:p text:style-name="P1">cd gmt-examples/</text:p>
      <text:p text:style-name="P1">./do_examples.sh</text:p>
      <text:p text:style-name="P1">&lt;/pre&gt;</text:p>
      <text:p text:style-name="Normal"/>
      <text:p text:style-name="P1">[whiz .. bang .. whirl]</text:p>
      <text:p text:style-name="P1">&lt;p&gt;</text:p>
      <text:p text:style-name="P1">View results: (type 'q' to quit gv)</text:p>
      <text:p text:style-name="P1">&lt;pre&gt;</text:p>
      <text:p text:style-name="P1">for PLOT in `find . -name *.ps` ; do</text:p>
      <text:p text:style-name="P1"> <text:s text:c="2"/>echo "$PLOT"</text:p>
      <text:p text:style-name="P1"> <text:s text:c="2"/>gv "$PLOT"</text:p>
      <text:p text:style-name="P1">done</text:p>
      <text:p text:style-name="P1">&lt;/pre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